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5fc86"/>
    </style:style>
    <style:style style:name="T2" style:family="text">
      <style:text-properties officeooo:rsid="0017a1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3: Product - director</text:p>
      <text:p text:style-name="Standard">A Product Manager lives and breathes the product a startup is creating. They're in charge of directing who the product will be sold to and how it will be positioned to buyers.</text:p>
      <text:p text:style-name="Standard"/>
      <text:p text:style-name="Standard">In simple terms, it's their job to show a startup's target audience that the product is valuable. </text:p>
      <text:p text:style-name="Standard"/>
      <text:p text:style-name="Standard">In a startup's early days, a product director will make sure the product is market ready and more importantly, that there's a market need for it. They act as a bridge between the product and the customer, and develop non-technical aspects around the product like:</text:p>
      <text:p text:style-name="Standard"/>
      <text:p text:style-name="Standard">Product positioning (internal and external): They are responsible for creating the positioning of the product to the internal team and developing messages that will be used on target personas, as well as how it's positioned to the public (what is it used for? What problem does it solve?)</text:p>
      <text:p text:style-name="Standard">Creating personas: User persona (who is going to use the product?) and buyer persona (If you are selling a product to a company, who is the person who will decide if they will buy it?)</text:p>
      <text:p text:style-name="Standard">Pricing: Create a pricing structure for the product based on value, market need, production cost and sales cost.</text:p>
      <text:p text:style-name="Standard"/>
      <text:p text:style-name="Standard">A startup product manager is the middle-man to UX, tech, and business at a startup. Image source</text:p>
      <text:p text:style-name="Standard"/>
      <text:p text:style-name="Standard">A product manager must also help the startup founders with strategy, along with ideation and features. Their role is to communicate to their product team the value of the product, as well as its intent, so the team is prepared for when the product is released. When things ramp up, the product manager will build a roadmap and prioritize what needs to get done to achieve the initiatives and strategic goals behind the product itself.</text:p>
      <text:p text:style-name="Standard"/>
      <text:p text:style-name="Standard">As for the product's features, the product manager will set the requirements for each feature and explore how they will benefit the user's experience. This stage requires the product manager and the tech team to work together to make sure the backend of a product translates into a better experience for their customers. Otherwise, it will be a wasted effort for both teams.</text:p>
      <text:p text:style-name="Standard"/>
      <text:p text:style-name="Standard">Core responsibilities of a startup Product <text:span text:style-name="T2">Manager/Director</text:span>:</text:p>
      <text:p text:style-name="Standard"/>
      <text:p text:style-name="Standard">Know and predict what a customer needs through research</text:p>
      <text:p text:style-name="Standard">Build product marketing objectives and strategies</text:p>
      <text:p text:style-name="Standard">Create product lines and test ideas for market viability</text:p>
      <text:p text:style-name="Standard">Determine a product pricing strategy based on production costs, market demand and research</text:p>
      <text:p text:style-name="Standard">Create sales forecasts for each product and analyze them</text:p>
      <text:p text:style-name="Standard">Manage the company's product team: planning, meetings, monitoring results, and organizing trai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22:27:57.525554480</meta:creation-date>
    <dc:date>2021-02-09T16:49:55.243960522</dc:date>
    <meta:editing-duration>PT18H21M59S</meta:editing-duration>
    <meta:editing-cycles>3</meta:editing-cycles>
    <meta:generator>LibreOffice/6.4.6.2$Linux_X86_64 LibreOffice_project/40$Build-2</meta:generator>
    <meta:document-statistic meta:table-count="0" meta:image-count="0" meta:object-count="0" meta:page-count="1" meta:paragraph-count="17" meta:word-count="419" meta:character-count="2510" meta:non-whitespace-character-count="2107"/>
  </office:meta>
</office:document-meta>
</file>